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F000000A360FA45AB57F4548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/>
    <style:font-face style:name="Monotype Corsiva" svg:font-family="'Monotype Corsiva'"/>
    <style:font-face style:name="Tahoma" svg:font-family="Tahoma"/>
    <style:font-face style:name="Times New Roman" svg:font-family="'Times New Roman'"/>
    <style:font-face style:name="Trebuchet MS" svg:font-family="'Trebuchet MS'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Paragraph">
      <style:paragraph-properties fo:margin-left="5.794cm" fo:margin-right="0cm" fo:text-indent="0cm" style:auto-text-indent="false"/>
    </style:style>
    <style:style style:name="P2" style:family="paragraph" style:parent-style-name="Standard">
      <style:text-properties fo:font-weight="bold"/>
    </style:style>
    <style:style style:name="P3" style:family="paragraph" style:parent-style-name="Standard">
      <style:paragraph-properties fo:text-align="center" style:justify-single-word="false"/>
      <style:text-properties fo:font-weight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ffffff" style:font-name="Trebuchet MS" fo:font-size="3pt" fo:font-weight="bold"/>
    </style:style>
    <style:style style:name="P7" style:family="paragraph" style:parent-style-name="Standard">
      <style:paragraph-properties fo:line-height="4%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/>
    </style:style>
    <style:style style:name="P10" style:family="paragraph" style:parent-style-name="Standard">
      <style:paragraph-properties fo:text-align="center" style:justify-single-word="false"/>
      <style:text-properties style:font-name="Monotype Corsiva" fo:font-size="2pt" fo:font-weight="bold"/>
    </style:style>
    <style:style style:name="P11" style:family="paragraph" style:parent-style-name="Standard">
      <style:paragraph-properties fo:text-align="center" style:justify-single-word="false"/>
      <style:text-properties style:font-name="Monotype Corsiva" fo:font-size="10pt" fo:font-weight="bold"/>
    </style:style>
    <style:style style:name="P12" style:family="paragraph" style:parent-style-name="Header">
      <style:text-properties fo:font-size="20pt"/>
    </style:style>
    <style:style style:name="P13" style:family="paragraph" style:parent-style-name="List_20_Paragraph">
      <style:paragraph-properties fo:text-align="center" style:justify-single-word="false"/>
    </style:style>
    <style:style style:name="P14" style:family="paragraph" style:parent-style-name="List_20_Paragraph">
      <style:text-properties fo:font-weight="bold"/>
    </style:style>
    <style:style style:name="P15" style:family="paragraph" style:parent-style-name="Standard">
      <style:paragraph-properties fo:text-align="center" style:justify-single-word="false"/>
      <style:text-properties fo:color="#ffffff" style:font-name="Trebuchet MS" fo:font-size="15pt" fo:font-weight="bold"/>
    </style:style>
    <style:style style:name="P16" style:family="paragraph" style:parent-style-name="Standard">
      <style:paragraph-properties fo:text-align="center" style:justify-single-word="false"/>
      <style:text-properties fo:color="#ffffff" style:font-name="Trebuchet MS" fo:font-size="10pt"/>
    </style:style>
    <style:style style:name="P17" style:family="paragraph" style:parent-style-name="Standard">
      <style:paragraph-properties fo:line-height="150%" fo:text-align="center" style:justify-single-word="false"/>
      <style:text-properties fo:font-size="18pt"/>
    </style:style>
    <style:style style:name="P18" style:family="paragraph" style:parent-style-name="Standard">
      <style:paragraph-properties fo:line-height="150%" fo:text-align="center" style:justify-single-word="false"/>
      <style:text-properties fo:font-size="26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font-weight="bold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/>
    </style:style>
    <style:style style:name="P21" style:family="paragraph" style:parent-style-name="Standard">
      <style:paragraph-properties fo:text-align="center" style:justify-single-word="false"/>
      <style:text-properties style:font-name="Monotype Corsiva" fo:font-size="18pt" fo:font-weight="bold"/>
    </style:style>
    <style:style style:name="P22" style:family="paragraph" style:parent-style-name="Standard">
      <style:paragraph-properties fo:text-align="center" style:justify-single-word="false"/>
      <style:text-properties style:font-name="Monotype Corsiva" fo:font-size="16pt" fo:font-weight="bold"/>
    </style:style>
    <style:style style:name="P23" style:family="paragraph" style:parent-style-name="Standard">
      <style:text-properties fo:font-weight="bold"/>
    </style:style>
    <style:style style:name="P24" style:family="paragraph" style:parent-style-name="Standard">
      <style:paragraph-properties fo:line-height="150%" fo:text-align="center" style:justify-single-word="false"/>
      <style:text-properties fo:font-weight="bold"/>
    </style:style>
    <style:style style:name="P25" style:family="paragraph" style:parent-style-name="Standard">
      <style:paragraph-properties fo:text-align="center" style:justify-single-word="false"/>
      <style:text-properties fo:font-weight="bold"/>
    </style:style>
    <style:style style:name="P26" style:family="paragraph" style:parent-style-name="Standard">
      <style:paragraph-properties fo:text-align="end" style:justify-single-word="false"/>
      <style:text-properties fo:font-weight="bold"/>
    </style:style>
    <style:style style:name="P27" style:family="paragraph" style:parent-style-name="Standard" style:list-style-name="L5">
      <style:text-properties fo:font-weight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/>
    </style:style>
    <style:style style:name="P29" style:family="paragraph" style:parent-style-name="Standard" style:list-style-name="L5">
      <style:paragraph-properties fo:margin-left="0.635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a" fo:font-size="12pt" fo:language="en" fo:country="US" fo:font-weight="bold"/>
    </style:style>
    <style:style style:name="P30" style:family="paragraph" style:parent-style-name="List_20_Paragraph">
      <style:text-properties fo:font-weight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/>
    </style:style>
    <style:style style:name="T3" style:family="text">
      <style:text-properties style:font-name="Trebuchet MS" fo:font-size="10pt"/>
    </style:style>
    <style:style style:name="T4" style:family="text">
      <style:text-properties style:font-name="Wingdings" fo:font-size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<draw:frame draw:style-name="fr1" draw:name="Image1" text:anchor-type="as-char" svg:width="16.51cm" svg:height="1.879cm" draw:z-index="0"><draw:image xlink:href="Pictures/10000000000005DF000000A360FA45AB57F45485.jpg" xlink:type="simple" xlink:show="embed" xlink:actuate="onLoad" loext:mime-type="image/jpeg"/><svg:desc>NMAMIT Style with Logo high resolution - Black</svg:desc></draw:frame></text:p>
        <text:p text:style-name="P5"><text:span text:style-name="T1"><text:tab/> <text:s text:c="33"/></text:span><text:span text:style-name="T3">(ISO 9001:2015 Certified), Accredited with ‘A’ Grade by NAAC</text:span></text:p>
        <text:p text:style-name="P5"><text:span text:style-name="T4"></text:span><text:span text:style-name="T2">: </text:span><text:span text:style-name="T3">08258 - 281039 – 281263, Fax: 08258 – 281265</text:span></text:p>
        <text:p text:style-name="P15">Department of Computer Science and Engineering</text:p>
        <text:p text:style-name="P6"/>
        <text:p text:style-name="P16">B.E. CSE Program Accredited by NBA, New Delhi from 1-7-2018 to 30-6-2021</text:p>
        <text:p text:style-name="P7"/>
        <text:p text:style-name="Normal"/>
        <text:p text:style-name="P12"/>
        <text:p text:style-name="P17">Report on Mini Project</text:p>
        <text:p text:style-name="P18">“Title of the project”</text:p>
        <text:p text:style-name="P9">Course Code: 18CS607</text:p>
        <text:p text:style-name="P9">Course Name: Computer Graphics <text:s/>Lab</text:p>
        <text:p text:style-name="P9"/>
        <text:p text:style-name="P20">Semester: <text:s/><text:tab/><text:tab/><text:tab/><text:tab/><text:tab/><text:tab/><text:tab/><text:tab/><text:tab/> Section : </text:p>
        <text:p text:style-name="P8"/>
        <text:p text:style-name="P21">Submitted To,</text:p>
        <text:p text:style-name="P10"/>
        <text:p text:style-name="P9">Mr. Pradeep Kanchan</text:p>
        <text:p text:style-name="P24">Asst Prof Gd III,Dept of CSE,NMAMIT</text:p>
        <text:p text:style-name="P22">Submitted By:</text:p>
        <text:p text:style-name="P11"/>
        <text:p text:style-name="P5"/>
        <text:p text:style-name="Standard"><text:s text:c="11"/>Name: <text:tab/><text:tab/><text:tab/><text:tab/><text:tab/><text:tab/><text:tab/><text:tab/><text:tab/>USN:</text:p>
        <text:p text:style-name="Standard"><text:s text:c="11"/>Name:<text:tab/><text:tab/><text:tab/><text:tab/><text:tab/><text:tab/><text:tab/><text:tab/> <text:s text:c="11"/>USN:</text:p>
        <text:p text:style-name="Standard"><text:s text:c="11"/>Name:<text:tab/><text:tab/><text:tab/><text:tab/><text:tab/><text:tab/><text:tab/><text:tab/><text:tab/>USN:</text:p>
        <text:p text:style-name="P13"/>
        <text:p text:style-name="P1"><text:s text:c="2"/><text:tab/><text:tab/><text:tab/></text:p>
        <text:p text:style-name="P5"/>
        <text:p text:style-name="Standard"/>
        <text:p text:style-name="P3"><text:bookmark text:name="_GoBack"/>Date of submission:</text:p>
        <text:p text:style-name="P3"/>
        <text:p text:style-name="P3"/>
        <text:p text:style-name="P3"/>
        <text:p text:style-name="P3"/>
        <text:p text:style-name="P3"/>
        <text:p text:style-name="P3"/>
        <text:p text:style-name="P26"><text:s text:c="83"/>Signature of Course Instructor</text:p>
        <text:p text:style-name="P4"/>
        <text:p text:style-name="P4"/>
        <text:p text:style-name="P4"/>
        <text:p text:style-name="P4"><text:soft-page-break/></text:p>
        <text:p text:style-name="P4"/>
        <text:p text:style-name="P4">Title of the project</text:p>
        <text:p text:style-name="P2"/>
        <text:p text:style-name="P2">Abstract</text:p>
        <text:p text:style-name="P2"/>
        <text:p text:style-name="P2"/>
        <text:list xml:id="list3287906805" text:style-name="L5">
          <text:list-item>
            <text:p text:style-name="P29">Introduction</text:p>
            <text:p text:style-name="P27"/>
          </text:list-item>
          <text:list-item>
            <text:p text:style-name="P29">Implementation details (Write pseudocode)</text:p>
            <text:p text:style-name="P27"/>
          </text:list-item>
          <text:list-item>
            <text:p text:style-name="P29">Conclusion </text:p>
            <text:p text:style-name="P27"/>
          </text:list-item>
          <text:list-item>
            <text:p text:style-name="P29">References</text:p>
          </text:list-item>
        </text:list>
        <text:p text:style-name="P14"/>
        <text:p text:style-name="P14">Appendix (Put some screenshots)</text:p>
        <text:p text:style-name="P2"/>
        <text:p text:style-name="P2"/>
        <text:p text:style-name="P2">(In addition to this, any other suitable headings may be added based on the need of the topic)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/>
    <style:font-face style:name="Monotype Corsiva" svg:font-family="'Monotype Corsiva'"/>
    <style:font-face style:name="Tahoma" svg:font-family="Tahoma"/>
    <style:font-face style:name="Times New Roman" svg:font-family="'Times New Roman'"/>
    <style:font-face style:name="Trebuchet MS" svg:font-family="'Trebuchet MS'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fo:font-size="12pt" fo:language="en" fo:country="US"/>
    </style:style>
    <style:style style:name="Footer" style:family="paragraph" style:parent-style-name="Standard" style:class="extra">
      <style:paragraph-properties>
        <style:tab-stops>
          <style:tab-stop style:position="7.959cm" style:type="center"/>
          <style:tab-stop style:position="15.92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Calibri" fo:font-family="Calibri" fo:font-size="12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Balloon_20_Text" style:display-name="Balloon Text" style:family="paragraph" style:parent-style-name="Standard">
      <style:text-properties style:font-name="Tahoma" fo:font-family="Tahoma" fo:font-size="8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Footer_20_Char_5f_text" style:display-name="Footer Char_text" style:family="text">
      <style:text-properties style:font-name="Times New Roman" fo:font-family="'Times New Roman'" fo:font-size="12pt"/>
    </style:style>
    <style:style style:name="Header_20_Char_5f_text" style:display-name="Header Char_text" style:family="text">
      <style:text-properties style:font-name="Times New Roman" fo:font-family="'Times New Roman'" fo:font-size="12pt"/>
    </style:style>
    <style:style style:name="Balloon_20_Text_20_Char_5f_text" style:display-name="Balloon Text Char_text" style:family="text">
      <style:text-properties style:font-name="Tahoma" fo:font-family="Tahoma" fo:font-size="8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cm" fo:margin-right="2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ell</meta:initial-creator>
    <meta:creation-date>2019-04-03T22:57:00</meta:creation-date>
    <dc:date>2021-05-11T10:53:38.003484313</dc:date>
    <dc:language>en-IN</dc:language>
    <meta:editing-duration>PT43S</meta:editing-duration>
    <meta:editing-cycles>1</meta:editing-cycles>
    <meta:document-statistic meta:table-count="0" meta:image-count="1" meta:object-count="0" meta:page-count="2" meta:paragraph-count="28" meta:word-count="136" meta:character-count="959" meta:non-whitespace-character-count="662"/>
  </office:meta>
</office:document-meta>
</file>